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0bb" officeooo:paragraph-rsid="00002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a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55:45.524337149</meta:creation-date>
    <dc:date>2024-09-16T14:55:59.962603179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